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2" svg:font-family="'Courier New'" style:font-family-generic="modern" style:font-pitch="fixed"/>
    <style:font-face style:name="Calibri2" svg:font-family="Calibri" style:font-pitch="variable"/>
    <style:font-face style:name="Chilanka" svg:font-family="Chilanka" style:font-pitch="variable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Courier New2" fo:font-size="11pt" fo:font-weight="bold" style:font-size-asian="11pt" style:font-weight-asian="bold" style:font-size-complex="11pt"/>
    </style:style>
    <style:style style:name="P2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111111" style:font-name="Courier New2" fo:font-size="11pt" fo:letter-spacing="normal" fo:font-style="normal" fo:font-weight="normal" style:font-size-asian="11pt" style:font-style-asian="normal" style:font-weight-asian="normal" style:font-size-complex="11pt"/>
    </style:style>
    <style:style style:name="P3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2" fo:font-size="11pt" style:font-size-asian="11pt" style:font-size-complex="11pt"/>
    </style:style>
    <style:style style:name="P4" style:family="paragraph" style:parent-style-name="Preformatted_20_Text">
      <style:paragraph-properties fo:margin-top="0cm" fo:margin-bottom="0cm" loext:contextual-spacing="false" fo:line-height="100%" fo:orphans="2" fo:widows="2"/>
      <style:text-properties fo:color="#111111" style:font-name="Courier New2" fo:font-size="11pt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ourier New2" fo:font-size="11pt" fo:letter-spacing="normal" fo:font-style="normal" fo:font-weight="normal" style:font-size-asian="11pt" style:font-style-asian="normal" style:font-weight-asian="normal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style:font-name="Courier New2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style:font-name="Courier New2"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color="#111111" style:font-name="Courier New2" fo:font-size="11pt" style:font-size-asian="11pt" style:font-size-complex="11pt"/>
    </style:style>
    <style:style style:name="P10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2" fo:font-size="11pt" fo:font-weight="bold" style:font-size-asian="11pt" style:font-weight-asian="bold" style:font-size-complex="11pt"/>
    </style:style>
    <style:style style:name="P11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2" fo:font-size="11pt" style:font-size-asian="11pt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11111" style:font-name="Courier New2" fo:font-size="11pt" style:font-size-asian="11pt" style:font-size-complex="11pt"/>
    </style:style>
    <style:style style:name="P13" style:family="paragraph" style:parent-style-name="HTML_20_Preformatted">
      <style:paragraph-properties fo:line-height="100%"/>
      <style:text-properties style:font-name="Courier New2" fo:font-size="11pt" style:font-size-asian="11pt" style:font-size-complex="11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2" fo:font-size="13pt" fo:font-style="italic" style:text-underline-style="solid" style:text-underline-width="auto" style:text-underline-color="font-color" fo:font-weight="bold" style:font-name-asian="Times New Roman" style:font-size-asian="13pt" style:language-asian="pt" style:country-asian="BR" style:font-style-asian="italic" style:font-weight-asian="bold" style:font-name-complex="Courier New3" style:font-size-complex="13pt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/>
      <style:text-properties style:font-name="Arial Black" fo:font-size="24pt"/>
    </style:style>
    <style:style style:name="P17" style:family="paragraph">
      <loext:graphic-properties draw:fill="solid" draw:fill-color="#000000"/>
      <style:paragraph-properties style:writing-mode="lr-tb"/>
      <style:text-properties style:font-name="Arial Black" fo:font-size="24pt"/>
    </style:style>
    <style:style style:name="P18" style:family="paragraph">
      <style:paragraph-properties style:writing-mode="lr-tb"/>
      <style:text-properties style:font-name="Chilanka1" fo:font-size="24pt"/>
    </style:style>
    <style:style style:name="P19" style:family="paragraph">
      <loext:graphic-properties draw:fill="solid" draw:fill-color="#000000"/>
      <style:paragraph-properties style:writing-mode="lr-tb"/>
      <style:text-properties style:font-name="Chilanka1"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/>
    </style:style>
    <style:style style:name="P22" style:family="paragraph">
      <loext:graphic-properties draw:fill="none" draw:fill-color="#ffffff"/>
      <style:paragraph-properties fo:margin-top="0cm" fo:margin-bottom="0cm" fo:line-height="100%" style:writing-mode="lr-tb"/>
      <style:text-properties style:font-name="Courier New2"/>
    </style:style>
    <style:style style:name="T1" style:family="text">
      <style:text-properties fo:color="#111111" fo:font-weight="bold" style:font-name-asian="Times New Roman" style:language-asian="pt" style:country-asian="BR" style:font-weight-asian="bold" style:font-name-complex="Courier New3"/>
    </style:style>
    <style:style style:name="T2" style:family="text">
      <style:text-properties fo:font-variant="normal" fo:text-transform="none" fo:color="#111111" fo:letter-spacing="normal"/>
    </style:style>
    <style:style style:name="T3" style:family="text">
      <style:text-properties fo:font-variant="normal" fo:text-transform="none" fo:color="#111111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color="#111111" fo:letter-spacing="normal" fo:font-style="normal" fo:font-weight="bold" style:font-style-asian="normal" style:font-weight-asian="bold" style:font-weight-complex="bold"/>
    </style:style>
    <style:style style:name="T5" style:family="text">
      <style:text-properties fo:font-variant="normal" fo:text-transform="none" fo:color="#111111" fo:letter-spacing="normal" fo:font-style="normal" fo:font-weight="bold" style:font-name-asian="Times New Roman" style:language-asian="pt" style:country-asian="BR" style:font-style-asian="normal" style:font-weight-asian="bold" style:font-name-complex="Courier New3"/>
    </style:style>
    <style:style style:name="T6" style:family="text">
      <style:text-properties fo:font-variant="normal" fo:text-transform="none" fo:color="#111111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color="#111111" fo:letter-spacing="normal" fo:font-style="normal" fo:font-weight="normal" style:font-name-asian="Times New Roman" style:language-asian="pt" style:country-asian="BR" style:font-style-asian="normal" style:font-weight-asian="normal" style:font-name-complex="Courier New3"/>
    </style:style>
    <style:style style:name="T8" style:family="text">
      <style:text-properties style:font-name="Arial Black" fo:font-size="24pt"/>
    </style:style>
    <style:style style:name="T9" style:family="text">
      <style:text-properties style:font-name="Chilanka1" fo:font-size="24pt"/>
    </style:style>
    <style:style style:name="T10" style:family="text">
      <style:text-properties fo:color="#1c1c1c" style:font-name="Courier New2" fo:font-size="12pt" fo:font-weight="bold" style:font-name-asian="Chilanka" style:font-weight-asian="bold" style:font-name-complex="Chilanka1" style:font-weight-complex="bold"/>
    </style:style>
    <style:style style:name="T11" style:family="text">
      <style:text-properties fo:color="#1c1c1c" style:font-name="Courier New2" fo:font-size="12pt" style:font-name-asian="Chilanka" style:font-name-complex="Chilanka1"/>
    </style:style>
    <style:style style:name="T12" style:family="text">
      <style:text-properties style:font-name="Courier New2" fo:font-size="12pt"/>
    </style:style>
    <style:style style:name="gr1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66cm" fo:min-width="0.914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78cm" fo:min-width="0.87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none" draw:textarea-vertical-align="top" draw:auto-grow-height="false" fo:min-height="2.785cm" fo:min-width="0.68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000000" draw:fill="none" draw:textarea-vertical-align="top" draw:auto-grow-height="false" fo:min-height="5.41cm" fo:min-width="8.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111111" draw:fill="none" draw:textarea-vertical-align="top" draw:auto-grow-height="false" fo:min-height="5.071cm" fo:min-width="11.02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3cm" fo:min-width="0.5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8.6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1" draw:name="Imagem1" draw:style-name="gr8" draw:text-style-name="P20" svg:width="1.512cm" svg:height="1.417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style-name="gr3" draw:text-style-name="P19" svg:width="0.9cm" svg:height="0.802cm" svg:x="18.039cm" svg:y="0.083cm"><text:p text:style-name="P18"><text:span text:style-name="T9">6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Jesus é o caminho</text:p>
      <text:p text:style-name="P1"/>
      <text:p text:style-name="P10"/>
      <text:p text:style-name="P10">Tom: D</text:p>
      <text:p text:style-name="P10"/>
      <text:p text:style-name="P5"><draw:line text:anchor-type="paragraph" draw:z-index="8" draw:name="Forma5" draw:style-name="gr1" draw:text-style-name="P15" svg:x1="11.76cm" svg:y1="0.345cm" svg:x2="11.737cm" svg:y2="24.408cm"><text:p/></draw:line><text:span text:style-name="T1">Intro : </text:span><text:span text:style-name="T5">E</text:span><text:span text:style-name="T7"> <text:s/></text:span><text:span text:style-name="T5">B9</text:span><text:span text:style-name="T7"> <text:s/></text:span><text:span text:style-name="T5">A9</text:span><text:span text:style-name="T7"> <text:s/></text:span><text:span text:style-name="T5">C#m</text:span><text:span text:style-name="T7"> <text:s/></text:span><text:span text:style-name="T5">B9</text:span></text:p>
      <text:p text:style-name="P11"><draw:frame text:anchor-type="paragraph" draw:z-index="0" draw:name="Forma2" draw:style-name="gr9" draw:text-style-name="P22" svg:width="7.01cm" svg:height="8.639cm" svg:x="12.218cm" svg:y="0.279cm"><draw:text-box><text:p text:style-name="P21"><text:span text:style-name="T10">E</text:span><text:span text:style-name="T11"> <text:s text:c="21"/></text:span><text:span text:style-name="T10">Bm7</text:span></text:p><text:p text:style-name="P21"><text:span text:style-name="T11">Quero te amar mais senhor</text:span></text:p><text:p text:style-name="P21"><text:span text:style-name="T11"><text:s text:c="24"/></text:span><text:span text:style-name="T10">A9</text:span><text:span text:style-name="T11"> <text:s/></text:span></text:p><text:p text:style-name="P21"><text:span text:style-name="T11">Quero te amar mais senhor</text:span></text:p><text:p text:style-name="P21"><text:span text:style-name="T11"><text:s text:c="19"/></text:span><text:span text:style-name="T10">C#m7</text:span><text:span text:style-name="T11"> <text:s/></text:span><text:span text:style-name="T10">B9</text:span></text:p><text:p text:style-name="P21"><text:span text:style-name="T11">Quero te amar mais e mais</text:span></text:p><text:p text:style-name="P21"><text:span text:style-name="T12"/></text:p><text:p text:style-name="P21"><text:span text:style-name="T11"><text:s/></text:span><text:span text:style-name="T10">E</text:span><text:span text:style-name="T11"> <text:s text:c="10"/></text:span><text:span text:style-name="T10">B9</text:span></text:p><text:p text:style-name="P21"><text:span text:style-name="T11">Ho , ho , Ho, ho</text:span></text:p><text:p text:style-name="P21"><text:span text:style-name="T11"><text:s text:c="13"/></text:span><text:span text:style-name="T10">A9</text:span><text:span text:style-name="T11"> <text:s text:c="2"/></text:span></text:p><text:p text:style-name="P21"><text:span text:style-name="T11">Ho , ho , Ho, ho</text:span></text:p><text:p text:style-name="P21"><text:span text:style-name="T11"><text:s text:c="5"/></text:span><text:span text:style-name="T10"><text:s text:c="6"/></text:span><text:span text:style-name="T10">C#m</text:span><text:span text:style-name="T11"> <text:s/></text:span><text:span text:style-name="T10">B9</text:span></text:p><text:p text:style-name="P21"><text:span text:style-name="T11">Ho , ho , Ho, ho</text:span></text:p></draw:text-box></draw:frame><draw:line text:anchor-type="paragraph" draw:z-index="4" draw:name="Forma3" draw:style-name="gr5" draw:text-style-name="P20" svg:x1="19.96cm" svg:y1="-11.892cm" svg:x2="19.962cm" svg:y2="12.458cm"><text:p/></draw:line></text:p>
      <text:p text:style-name="P7"><text:span text:style-name="T2"><text:s/></text:span><text:span text:style-name="T3">E</text:span></text:p>
      <text:p text:style-name="P6">Não se turbe o vosso coração</text:p>
      <text:p text:style-name="P7"><text:span text:style-name="T3">B9</text:span><text:span text:style-name="T6"> <text:s text:c="24"/></text:span><text:span text:style-name="T3">A9</text:span></text:p>
      <text:p text:style-name="P7"><text:span text:style-name="T2"><text:s/></text:span><text:span text:style-name="T6">Crede em Deus e também em mim</text:span></text:p>
      <text:p text:style-name="P7"><text:span text:style-name="T2"><text:s text:c="26"/><text:tab/> <text:s text:c="3"/></text:span><text:span text:style-name="T3">C#m7 </text:span><text:span text:style-name="T6"><text:s text:c="3"/></text:span><text:span text:style-name="T3">B9</text:span></text:p>
      <text:p text:style-name="P6">Na casa de meu pai há muitas moradas</text:p>
      <text:p text:style-name="P6"/>
      <text:p text:style-name="P7"><draw:custom-shape text:anchor-type="paragraph" draw:z-index="5" draw:name="Forma4" draw:style-name="gr4" draw:text-style-name="P20" svg:width="1.181cm" svg:height="3.035cm" svg:x="16.491cm" svg:y="0.056cm"><text:p/><draw:enhanced-geometry draw:mirror-horizontal="false" draw:mirror-vertical="false" svg:viewBox="0 0 0 0" drawooo:sub-view-size="670 1721" draw:text-areas="0 0 ?f0 ?f1" draw:type="ooxml-non-primitive" draw:enhanced-path="M 0 0 C 167 0 334 71 334 143 L 334 716 C 334 788 501 860 669 860 501 860 334 931 334 1003 L 334 1576 C 334 1648 167 1720 0 1720 N"><draw:equation draw:name="f0" draw:formula="logwidth"/><draw:equation draw:name="f1" draw:formula="logheight"/></draw:enhanced-geometry></draw:custom-shape><text:span text:style-name="T2"><text:s/></text:span><text:span text:style-name="T3">E</text:span><text:span text:style-name="T6"> <text:s text:c="23"/><text:tab/><text:tab/> <text:s/></text:span><text:span text:style-name="T3">B9</text:span></text:p>
      <text:p text:style-name="P6">Se não fosse assim, eu não teria dito</text:p>
      <text:p text:style-name="P7"><draw:custom-shape text:anchor-type="char" draw:z-index="7" draw:style-name="gr2" draw:text-style-name="P17" svg:width="0.937cm" svg:height="0.89cm" svg:x="17.785cm" svg:y="0.118cm"><text:p text:style-name="P16"><text:span text:style-name="T8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"><text:s text:c="21"/></text:span><text:span text:style-name="T3">A9</text:span></text:p>
      <text:p text:style-name="P6">Vou preparar-vos um lugar</text:p>
      <text:p text:style-name="P7"><text:span text:style-name="T2"><text:s text:c="19"/></text:span><text:span text:style-name="T3">C#m7</text:span><text:span text:style-name="T6"> <text:s text:c="10"/></text:span><text:span text:style-name="T3">B9</text:span></text:p>
      <text:p text:style-name="P6">Eu virei e vos levarei para mim mesmo</text:p>
      <text:p text:style-name="P9"><draw:custom-shape text:anchor-type="paragraph" draw:z-index="2" draw:name="Forma1" draw:style-name="gr7" draw:text-style-name="P20" svg:width="11.521cm" svg:height="5.321cm" svg:x="-0.157cm" svg:y="0.20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2"><text:s/></text:span><text:span text:style-name="T3">E</text:span><text:span text:style-name="T6"> <text:s text:c="19"/></text:span><text:span text:style-name="T3">B9</text:span><text:span text:style-name="T6"> <text:s text:c="15"/></text:span><text:span text:style-name="T3">A9</text:span></text:p>
      <text:p text:style-name="P6">Vós conheceis o caminho para onde eu vou</text:p>
      <text:p text:style-name="P7"><text:span text:style-name="T2"><text:s text:c="24"/><text:tab/> <text:s text:c="5"/></text:span><text:span text:style-name="T3">C#m7</text:span></text:p>
      <text:p text:style-name="P6">Eu sou o caminho, a verdade e a vida</text:p>
      <text:p text:style-name="P7"><text:span text:style-name="T2"><text:s text:c="13"/></text:span><text:span text:style-name="T3">B9</text:span><text:span text:style-name="T6"> <text:s text:c="19"/></text:span><text:span text:style-name="T3">E</text:span></text:p>
      <text:p text:style-name="P6">Ninguém vem ao pai, a não ser por mim</text:p>
      <text:p text:style-name="P12"/>
      <text:p text:style-name="P7"><text:span text:style-name="T2"><text:s text:c="20"/></text:span><text:span text:style-name="T3">B9</text:span><text:span text:style-name="T6"> <text:s text:c="23"/></text:span><text:span text:style-name="T3">A9</text:span></text:p>
      <text:p text:style-name="P6">Em verdade eu vos digo, porque eu vou para o pai</text:p>
      <text:p text:style-name="P7"><text:span text:style-name="T2"><text:s text:c="23"/></text:span><text:span text:style-name="T3">C#m7</text:span><text:span text:style-name="T6"> <text:s text:c="7"/></text:span><text:span text:style-name="T3">B9</text:span><text:span text:style-name="T6"> <text:s text:c="8"/></text:span><text:span text:style-name="T3">E</text:span></text:p>
      <text:p text:style-name="P6">Mas aquele que crer em mim, obras maiores fará</text:p>
      <text:p text:style-name="P9"/>
      <text:p text:style-name="P8"/>
      <text:p text:style-name="P7"><text:span text:style-name="T4">Solo :</text:span><text:span text:style-name="T6"> <text:s/></text:span><text:span text:style-name="T3">E</text:span><text:span text:style-name="T6"> <text:s/></text:span><text:span text:style-name="T3">B9</text:span><text:span text:style-name="T6"> <text:s/></text:span><text:span text:style-name="T3">A9</text:span><text:span text:style-name="T6"> <text:s/></text:span><text:span text:style-name="T3">C#m7</text:span><text:span text:style-name="T6"> <text:s/></text:span><text:span text:style-name="T3">B9</text:span><text:span text:style-name="T6"> </text:span></text:p>
      <text:p text:style-name="P6"/>
      <text:p text:style-name="P13"><text:span text:style-name="T2"><text:s/></text:span><text:span text:style-name="T3">E</text:span><text:span text:style-name="T6"> <text:s text:c="14"/><text:tab/> <text:s text:c="2"/></text:span><text:span text:style-name="T3">B9</text:span></text:p>
      <text:p text:style-name="P13">Se me amares verdadeiramente</text:p>
      <text:p text:style-name="P13"><text:span text:style-name="T2"><text:s text:c="16"/><text:tab/> <text:s text:c="3"/></text:span><text:span text:style-name="T3">A9</text:span></text:p>
      <text:p text:style-name="P13">Guardareis os meus mandamentos</text:p>
      <text:p text:style-name="P13"><text:span text:style-name="T2"><text:s text:c="25"/></text:span><text:span text:style-name="T3">C#m7</text:span><text:span text:style-name="T6"> <text:s text:c="7"/></text:span><text:span text:style-name="T3">B9</text:span></text:p>
      <text:p text:style-name="P13">Eu rogarei ao pai, e ele vos dará o consolador</text:p>
      <text:p text:style-name="P13"><text:span text:style-name="T2"><text:s text:c="5"/></text:span><text:span text:style-name="T3">E</text:span><text:span text:style-name="T6"> <text:s text:c="11"/></text:span><text:span text:style-name="T3">B9</text:span><text:span text:style-name="T6"> <text:s text:c="5"/><text:tab/><text:tab/><text:tab/> <text:s text:c="4"/></text:span><text:span text:style-name="T3">A9</text:span></text:p>
      <text:p text:style-name="P13">O espírito da verdade que o mundo não pode receber</text:p>
      <text:p text:style-name="P13"/>
      <text:p text:style-name="P13">Mas ele habita em vós</text:p>
      <text:p text:style-name="P13"><text:span text:style-name="T2"><text:s text:c="7"/></text:span><text:span text:style-name="T3">C#m</text:span><text:span text:style-name="T6"> <text:s text:c="7"/></text:span><text:span text:style-name="T3">B9</text:span></text:p>
      <text:p text:style-name="P13">E estará em vós pra sempre</text:p>
      <text:p text:style-name="P4"><draw:custom-shape text:anchor-type="paragraph" draw:z-index="3" draw:name="Forma1" draw:style-name="gr6" draw:text-style-name="P20" svg:width="9.36cm" svg:height="5.659cm" svg:x="-0.206cm" svg:y="0.15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3">E</text:span><text:span text:style-name="T6"> <text:s text:c="28"/></text:span><text:span text:style-name="T3">B9</text:span></text:p>
      <text:p text:style-name="P3"><text:span text:style-name="T2"><text:s/></text:span><text:span text:style-name="T6">Aquele que tem os meus mandamentos</text:span></text:p>
      <text:p text:style-name="P3"><text:span text:style-name="T2"><text:s text:c="2"/><text:tab/> <text:s text:c="4"/></text:span><text:span text:style-name="T3">A9</text:span><text:span text:style-name="T6"> <text:s text:c="3"/><text:tab/><text:tab/> </text:span><text:span text:style-name="T3">C#m7</text:span><text:span text:style-name="T6"> <text:s text:c="2"/></text:span><text:span text:style-name="T3">B9</text:span></text:p>
      <text:p text:style-name="P2">E os guarda, esse é o que me ama</text:p>
      <text:p text:style-name="P3"><text:span text:style-name="T3">E</text:span><text:span text:style-name="T6"> <text:s text:c="12"/><text:tab/> <text:s text:c="2"/></text:span><text:span text:style-name="T3">B9</text:span></text:p>
      <text:p text:style-name="P6">E se alguém me amar</text:p>
      <text:p text:style-name="P7"><text:span text:style-name="T2"><text:s text:c="11"/><text:tab/><text:tab/></text:span><text:span text:style-name="T3">A9</text:span></text:p>
      <text:p text:style-name="P6">Será amado por meu pai</text:p>
      <text:p text:style-name="P7"><text:span text:style-name="T2"><text:s text:c="18"/></text:span><text:span text:style-name="T3">C#m</text:span></text:p>
      <text:p text:style-name="P6">E eu também o amarei</text:p>
      <text:p text:style-name="P7"><text:span text:style-name="T2"><text:s text:c="10"/></text:span><text:span text:style-name="T3">B9</text:span><text:span text:style-name="T6"> <text:s text:c="6"/></text:span><text:span text:style-name="T3">E</text:span></text:p>
      <text:p text:style-name="P6">E Me manifestarei a ele</text:p>
      <text:p text:style-name="P9"/>
      <text:p text:style-name="P7"><text:span text:style-name="T6">Solo 2x: <text:s/></text:span><text:span text:style-name="T3">E</text:span><text:span text:style-name="T6"> <text:s/></text:span><text:span text:style-name="T3">Bm7</text:span><text:span text:style-name="T6"> <text:s/></text:span><text:span text:style-name="T3">A9</text:span><text:span text:style-name="T6"> <text:s/></text:span><text:span text:style-name="T3">C#m</text:span><text:span text:style-name="T6"> <text:s/></text:span><text:span text:style-name="T3">B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2" svg:font-family="'Courier New'" style:font-family-generic="modern" style:font-pitch="fixed"/>
    <style:font-face style:name="Calibri2" svg:font-family="Calibri" style:font-pitch="variable"/>
    <style:font-face style:name="Chilanka" svg:font-family="Chilanka" style:font-pitch="variable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1:33:49.545000000</dc:date>
    <meta:editing-cycles>52</meta:editing-cycles>
    <meta:editing-duration>P1DT6H8M54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50" meta:word-count="230" meta:character-count="1504" meta:non-whitespace-character-count="7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